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Object.setResourceList( List &lt; Resource &gt; resourc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Object.getResourc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